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84476700358163999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21591135260163508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312609507581158337"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908115911776478321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73980173429564430"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389265722531334781"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08417529331899582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20296822903968351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6467960" text:continue-list="list308417529331899582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841949199169132215"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46331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47805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6454280"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6477844"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460441"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4633127625018417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11923189194033930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174707687518554966"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475400"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39285902432605524"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82448768855040895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974038084135450461" text:style-name="L15">
        <text:list-item>
          <text:list>
            <text:list-header>
              <text:p text:style-name="P184">1.5 miles averaging about 9:40/mile and rest 1 min</text:p>
            </text:list-header>
          </text:list>
        </text:list-item>
      </text:list>
      <text:p text:style-name="P24">1 mile in 8:26 and rest 2 min</text:p>
      <text:list xml:id="list553995964051640894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111629503481997020"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453586"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872243395007198595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3286755234396416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48033568803850197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6472054" text:continue-list="list632867552343964164" text:style-name="L19">
        <text:list-item>
          <text:list>
            <text:list-header>
              <text:p text:style-name="P188">(Pace*HR)=1240</text:p>
            </text:list-header>
          </text:list>
        </text:list-item>
      </text:list>
      <text:list xml:id="list36476652" text:continue-list="list8722433950071985951" text:style-name="L18">
        <text:list-item>
          <text:list>
            <text:list-header>
              <text:p text:style-name="P187">2 miles at 10:46/mile Ave HR= 121 bpm and rest a few minutes</text:p>
            </text:list-header>
          </text:list>
        </text:list-item>
      </text:list>
      <text:list xml:id="list36476822" text:continue-list="list36472054"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45872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68330038261093398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82606840750758495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223902251645365126"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915917857504809142"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233858688228078545"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7737479010579899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476491"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456719"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8759488975677203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34496127397171876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40935513801559794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735562121454838590"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3833997138190397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574882735876568543" text:style-name="L32">
        <text:list-item>
          <text:list>
            <text:list-header>
              <text:p text:style-name="P198">0.25 miles in 2:54</text:p>
              <text:p text:style-name="P198">1 mile in 9:21 going faster as I ran and ending at around 8:30 pace</text:p>
            </text:list-header>
          </text:list>
        </text:list-item>
      </text:list>
      <text:list xml:id="list162595626654198406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19441510677923237"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75770642827027612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1221962599971449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83990733609836481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00996493627729643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main road.</text:p>
      <text:p text:style-name="P24">Run: 2 x (down and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10"><text:span text:style-name="T3"/></text:p>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7751064537189517594"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ext:soft-page-break/>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2T16:21:13.07</dc:date>
    <dc:creator>James Lombardi</dc:creator>
    <meta:editing-duration>P31DT16H37M48S</meta:editing-duration>
    <meta:editing-cycles>2300</meta:editing-cycles>
    <meta:generator>OpenOffice/4.1.2$Win32 OpenOffice.org_project/412m3$Build-9782</meta:generator>
    <meta:document-statistic meta:table-count="0" meta:image-count="9" meta:object-count="0" meta:page-count="226" meta:paragraph-count="6653" meta:word-count="71298" meta:character-count="364672"/>
  </office:meta>
</office:document-meta>
</file>